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0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8pt" fo:text-shadow="none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8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6pt" fo:text-shadow="none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2" style:font-size-asian="24pt" style:font-weight-asian="bold" style:font-name-complex="Segoe UI2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6" style:family="text">
      <style:text-properties fo:color="#ffffff" style:font-name="Segoe UI" fo:font-size="20pt" fo:text-shadow="1pt 1pt" fo:font-weight="normal" style:font-name-asian="Segoe UI2" style:font-size-asian="20pt" style:font-weight-asian="normal" style:font-name-complex="Segoe UI2" style:font-size-complex="20pt" style:font-weight-complex="normal"/>
    </style:style>
    <style:style style:name="T7" style:family="text">
      <style:text-properties fo:color="#000000" style:font-name="Segoe UI Semibold" fo:font-size="20pt" fo:text-shadow="none" fo:font-weight="bold" style:font-name-asian="Segoe UI2" style:font-size-asian="20pt" style:font-weight-asian="bold" style:font-name-complex="Segoe UI2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2cm" svg:x="1.524cm" svg:y="0.762cm">
          <draw:text-box>
            <text:p text:style-name="P1"><text:span text:style-name="T1">Hymn #862</text:span></text:p>
            <text:p text:style-name="P1"><text:span text:style-name="T2">“</text:span><text:span text:style-name="T2">Oh, Blest the Hous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8.133cm" svg:x="1.644cm" svg:y="0.739cm">
          <draw:text-box>
            <text:p text:style-name="P4"><text:span text:style-name="T3">1.</text:span></text:p>
            <text:p text:style-name="P4"><text:span text:style-name="T4">Oh, blest the house, whate’er befall,</text:span><text:span text:style-name="T4"><text:line-break/></text:span><text:span text:style-name="T4">Where Jesus Christ is all in all!</text:span><text:span text:style-name="T4"><text:line-break/></text:span><text:span text:style-name="T4">A home that is not wholly His—</text:span><text:span text:style-name="T4"><text:line-break/></text:span><text:span text:style-name="T4">How sad and poor and dark it i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4cm" svg:height="8.133cm" svg:x="1.27cm" svg:y="0.897cm">
          <draw:text-box>
            <text:p text:style-name="P4"><text:span text:style-name="T3">2.</text:span></text:p>
            <text:p text:style-name="P4"><text:span text:style-name="T4">Oh, blest that house where faith is found</text:span><text:span text:style-name="T4"><text:line-break/></text:span><text:span text:style-name="T4">And all in hope and love abound;</text:span><text:span text:style-name="T4"><text:line-break/></text:span><text:span text:style-name="T4">They trust their God and serve Him still</text:span><text:span text:style-name="T4"><text:line-break/></text:span><text:span text:style-name="T4">And do in all His holy wil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3.368cm" svg:height="8.133cm" svg:x="2.286cm" svg:y="0.925cm">
          <draw:text-box>
            <text:p text:style-name="P6"><text:span text:style-name="T3">3.</text:span></text:p>
            <text:p text:style-name="P6"><text:span text:style-name="T4">Oh, blest the parents who give heed</text:span><text:span text:style-name="T4"><text:line-break/></text:span><text:span text:style-name="T4">Unto their children’s foremost need</text:span><text:span text:style-name="T4"><text:line-break/></text:span><text:span text:style-name="T4">And weary not of care or cost.</text:span><text:span text:style-name="T4"><text:line-break/></text:span><text:span text:style-name="T4">May none to them and heav’n be lost!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9" draw:layer="layout" svg:width="24.13cm" svg:height="8.133cm" svg:x="2.032cm" svg:y="0.762cm">
          <draw:text-box>
            <text:p text:style-name="P8"><text:span text:style-name="T3">4.</text:span></text:p>
            <text:p text:style-name="P8"><text:span text:style-name="T4">Oh, blest that house; it prospers well.</text:span><text:span text:style-name="T4"><text:line-break/></text:span><text:span text:style-name="T4">In peace and joy the parents dwell,</text:span><text:span text:style-name="T4"><text:line-break/></text:span><text:span text:style-name="T4">And in their children’s lives is shown</text:span><text:span text:style-name="T4"><text:line-break/></text:span><text:span text:style-name="T4">How richly God can bless His ow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5" draw:text-style-name="P7" draw:layer="layout" svg:width="25.146cm" svg:height="11.877cm" svg:x="1.27cm" svg:y="0.975cm">
          <draw:text-box>
            <text:p text:style-name="P6"><text:span text:style-name="T3">5.</text:span></text:p>
            <text:p text:style-name="P6"><text:span text:style-name="T4">Then here will I and mine today</text:span><text:span text:style-name="T4"><text:line-break/></text:span><text:span text:style-name="T4">A solemn promise make and say:</text:span><text:span text:style-name="T4"><text:line-break/></text:span><text:span text:style-name="T4">Though all the world forsake His Word,</text:span><text:span text:style-name="T4"><text:line-break/></text:span><text:span text:style-name="T4">I and my house will serve the Lord!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<text:s text:c="7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6:07:06.335000000</meta:creation-date>
    <dc:title>Hymn template</dc:title>
    <meta:editing-duration>PT12M50S</meta:editing-duration>
    <meta:editing-cycles>5</meta:editing-cycles>
    <meta:generator>LibreOffice/5.2.3.3$Windows_X86_64 LibreOffice_project/d54a8868f08a7b39642414cf2c8ef2f228f780cf</meta:generator>
    <meta:initial-creator>Arthur Hoch</meta:initial-creator>
    <dc:date>2016-11-28T21:26:59.270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5-08T16:07:06.039000000"/>
  </office:meta>
</office:document-meta>
</file>